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F00000025B09E169C9.png"/>
  <manifest:file-entry manifest:media-type="image/png" manifest:full-path="Pictures/1000020100000493000003963CE32116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none" fo:country="none" style:language-asian="none" style:country-asian="none"/>
    </style:style>
    <style:style style:name="P2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cm" fo:margin-right="0cm" style:vertical-pos="top" style:vertical-rel="baseline" fo:padding-left="0.263cm" fo:padding-right="0.263cm" fo:padding-top="0.136cm" fo:padding-bottom="0.136cm" fo:border="0.018cm solid #000000" style:mirror="none" fo:clip="rect(0cm, 2.648cm, 5.593cm, 2.42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63cm" fo:padding-right="0.263cm" fo:padding-top="0.136cm" fo:padding-bottom="0.136cm" fo:border="0.018cm solid #000000" style:mirror="none" fo:clip="rect(0cm, 1.616cm, 4.463cm, 1.997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DELO DOMINO</text:p>
      <text:p text:style-name="P1"><draw:frame draw:style-name="fr1" draw:name="Picture 2" text:anchor-type="as-char" svg:width="12.95cm" svg:height="9.35cm" draw:z-index="0"><draw:image xlink:href="Pictures/1000020100000493000003963CE32116.png" xlink:type="simple" xlink:show="embed" xlink:actuate="onLoad"/></draw:frame></text:p>
      <text:p text:style-name="Standard"/>
      <text:p text:style-name="Standard"/>
      <text:p text:style-name="Standard">DIAGRAMA DE ESTADO DE UN PEDIDO</text:p>
      <text:p text:style-name="P1"><draw:frame draw:style-name="fr2" draw:name="Picture 1" text:anchor-type="as-char" svg:width="14.155cm" svg:height="4.45cm" draw:z-index="1"><draw:image xlink:href="Pictures/10000201000005F00000025B09E169C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es" fo:country="AR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ristian Marchionne</meta:initial-creator>
    <meta:creation-date>2011-09-07T02:17:00</meta:creation-date>
    <dc:creator>Cristian Marchionne</dc:creator>
    <dc:date>2011-09-07T02:21:00</dc:date>
    <meta:editing-cycles>1</meta:editing-cycles>
    <meta:editing-duration>PT4M</meta:editing-duration>
    <meta:document-statistic meta:table-count="0" meta:image-count="2" meta:object-count="0" meta:page-count="1" meta:paragraph-count="4" meta:word-count="8" meta:character-count="46"/>
    <meta:generator>LibreOffice/3.3$Linux LibreOffice_project/330m19$Build-401</meta:generator>
    <meta:user-defined meta:name="Información 1"/>
    <meta:user-defined meta:name="Información 2"/>
    <meta:user-defined meta:name="Información 3"/>
    <meta:user-defined meta:name="Información 4"/>
  </office:meta>
</office:document-meta>
</file>